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2C0BB0F3F50BA57D1DA.png" manifest:media-type="image/png"/>
  <manifest:file-entry manifest:full-path="Pictures/100253D900003270000048CD833A2F2C4513E79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-color="#000000" draw:textarea-vertical-align="middle"/>
    </style:style>
    <style:style style:name="gr4" style:family="graphic" style:parent-style-name="objectwithoutfill">
      <style:graphic-properties draw:stroke="solid" draw:stroke-dash="Ultrafine_20_Dashed"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27cm" svg:height="9.277cm" svg:x="1.93cm" svg:y="1.774cm">
          <draw:image xlink:href="Pictures/100253D900003270000048CD833A2F2C4513E79F.svg" xlink:type="simple" xlink:show="embed" xlink:actuate="onLoad">
            <text:p/>
          </draw:image>
          <draw:image xlink:href="Pictures/10000201000001E8000002C0BB0F3F50BA57D1DA.png" xlink:type="simple" xlink:show="embed" xlink:actuate="onLoad"/>
        </draw:frame>
        <draw:frame draw:style-name="gr1" draw:text-style-name="P1" draw:layer="layout" svg:width="6.427cm" svg:height="9.277cm" svg:x="17.514cm" svg:y="1.774cm">
          <draw:image xlink:href="Pictures/100253D900003270000048CD833A2F2C4513E79F.svg" xlink:type="simple" xlink:show="embed" xlink:actuate="onLoad">
            <text:p/>
          </draw:image>
          <draw:image xlink:href="Pictures/10000201000001E8000002C0BB0F3F50BA57D1DA.png" xlink:type="simple" xlink:show="embed" xlink:actuate="onLoad"/>
        </draw:frame>
        <draw:g>
          <draw:line draw:style-name="gr2" draw:text-style-name="P2" draw:layer="layout" svg:x1="9.7cm" svg:y1="5.733cm" svg:x2="16.5cm" svg:y2="5.733cm">
            <text:p/>
          </draw:line>
          <draw:polygon draw:style-name="gr3" draw:text-style-name="P3" draw:layer="layout" svg:width="0.799cm" svg:height="0.399cm" svg:x="9cm" svg:y="5.415cm" svg:viewBox="0 0 800 400" draw:points="800,400 0,400 800,0">
            <text:p/>
          </draw:polygon>
          <draw:line draw:style-name="gr4" draw:text-style-name="P2" draw:layer="layout" svg:x1="15.803cm" svg:y1="6.088cm" svg:x2="9.003cm" svg:y2="6.088cm">
            <text:p/>
          </draw:line>
          <draw:polygon draw:style-name="gr3" draw:text-style-name="P3" draw:layer="layout" svg:width="0.799cm" svg:height="0.399cm" draw:transform="rotate (-3.14159265358979) translate (16.503cm 6.409cm)" svg:viewBox="0 0 800 400" draw:points="800,400 0,400 8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marker draw:name="CF_20_One" draw:display-name="CF One" svg:viewBox="-19 -40 38 40" svg:d="M0 0h1v-40h-2v40zM1 0h-20v-2h20zM-1 0h20v-2h-20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Reversed_20_Arrow" draw:display-name="Reversed Arrow" svg:viewBox="0 0 20 30" svg:d="M10 30l-10-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3:30:19.926931656</meta:creation-date>
    <dc:date>2018-07-02T13:41:29.746659886</dc:date>
    <meta:editing-duration>PT19S</meta:editing-duration>
    <meta:editing-cycles>1</meta:editing-cycles>
    <meta:document-statistic meta:object-count="7"/>
    <meta:generator>LibreOffice/6.0.4.2$Linux_X86_64 LibreOffice_project/00m0$Build-2</meta:generator>
  </office:meta>
</office:document-meta>
</file>